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<text:span text:style-name="T1">force_brk ? curr_pc : curr_pc + </text:span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<text:span text:style-name="T1">force_brk ? 8’h00 : </text:span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adh, next_adl}</text:p>
          </table:table-cell>
          <table:table-cell table:style-name="ce91" office:value-type="string" calcext:value-type="string">
            <text:p>{8’h00, G_rd_data} + (curr_pc + 1) – {7’h00, G_rd_data[7], 8’h00} <text:s/>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pch, curr_adl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(curr_adh != curr_pch) ? (</text:span>curr_cycle + 1) : 0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G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h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{next_pch, next_pcl}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curr_adl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G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h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{next_pch, next_pcl}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curr_adl + 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l</text:p>
          </table:table-cell>
          <table:table-cell table:style-name="ce90"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h</text:p>
          </table:table-cell>
          <table:table-cell table:style-name="ce90"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curr_ad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+ ((next_bah != next_adh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curr_ad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x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+ ((next_bah != next_adh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+ ((next_bah != next_adh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x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cycle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cycle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C_bit] ? (curr_cycle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C_bit] ? 0 : (curr_cycle + 1)</text:span>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Z_bit] ? (curr_cycle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Z_bit] ? 0 : (curr_cycle + 1)</text:span>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N_bit] ? (curr_cycle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N_bit] ? 0 : (curr_cycle + 1)</text:span>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V_bit] ? (curr_cycle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V_bit] ? 0 : (curr_cycle + 1)</text:span>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G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G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G_rd_data +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2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<text:span text:style-name="T1">G_rd_data -</text:span>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table:style-name="ce89"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table:style-name="ce89"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0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FF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 | (is_soft_brk ? B_mask : 8’h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irq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9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00-00-00</text:date>, <text:time style:data-style-name="N2" text:time-value="17:49:18.5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21T23:23:01.178000000</dc:date>
    <meta:editing-duration>P4DT11H11M41S</meta:editing-duration>
    <meta:editing-cycles>454</meta:editing-cycles>
    <meta:generator>LibreOffice/7.1.2.2$Windows_X86_64 LibreOffice_project/8a45595d069ef5570103caea1b71cc9d82b2aae4</meta:generator>
    <meta:document-statistic meta:table-count="3" meta:cell-count="3859" meta:object-count="0"/>
  </office:meta>
</office:document-meta>
</file>